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18471a" officeooo:paragraph-rsid="0018471a"/>
    </style:style>
    <style:style style:name="P6" style:family="paragraph" style:parent-style-name="Standard" style:list-style-name="L1">
      <style:text-properties officeooo:rsid="0018471a" officeooo:paragraph-rsid="001cef8e"/>
    </style:style>
    <style:style style:name="P7" style:family="paragraph" style:parent-style-name="Standard" style:list-style-name="L1">
      <style:text-properties officeooo:rsid="00275564" officeooo:paragraph-rsid="00275564"/>
    </style:style>
    <style:style style:name="P8" style:family="paragraph" style:parent-style-name="Standard" style:list-style-name="L1">
      <style:text-properties fo:language="en" fo:country="CA" officeooo:rsid="001cef8e" officeooo:paragraph-rsid="001cef8e"/>
    </style:style>
    <style:style style:name="P9" style:family="paragraph" style:parent-style-name="Standard" style:list-style-name="L1">
      <style:text-properties fo:language="en" fo:country="CA" officeooo:rsid="002924ac" officeooo:paragraph-rsid="002924ac"/>
    </style:style>
    <style:style style:name="P10" style:family="paragraph" style:parent-style-name="Standard" style:list-style-name="L1">
      <style:text-properties fo:language="en" fo:country="CA" officeooo:rsid="001c352f" officeooo:paragraph-rsid="001c352f"/>
    </style:style>
    <style:style style:name="P11" style:family="paragraph" style:parent-style-name="Standard" style:list-style-name="L1">
      <style:text-properties fo:language="en" fo:country="CA" officeooo:rsid="001c352f" officeooo:paragraph-rsid="00238f91"/>
    </style:style>
    <style:style style:name="P12" style:family="paragraph" style:parent-style-name="Standard" style:list-style-name="L1">
      <style:text-properties fo:language="en" fo:country="CA" officeooo:rsid="001c352f" officeooo:paragraph-rsid="00267f47"/>
    </style:style>
    <style:style style:name="P13" style:family="paragraph" style:parent-style-name="Standard" style:list-style-name="L1">
      <style:text-properties fo:language="en" fo:country="CA" officeooo:rsid="00364dbd" officeooo:paragraph-rsid="00364dbd"/>
    </style:style>
    <style:style style:name="P14" style:family="paragraph" style:parent-style-name="Standard" style:list-style-name="L1">
      <style:text-properties fo:language="en" fo:country="CA" officeooo:rsid="002aa374" officeooo:paragraph-rsid="002aa374"/>
    </style:style>
    <style:style style:name="P15" style:family="paragraph" style:parent-style-name="Standard" style:list-style-name="L1">
      <style:text-properties fo:language="en" fo:country="CA" officeooo:rsid="0037be6f" officeooo:paragraph-rsid="0037be6f"/>
    </style:style>
    <style:style style:name="P16" style:family="paragraph" style:parent-style-name="Standard" style:list-style-name="L1">
      <style:text-properties fo:language="en" fo:country="CA" officeooo:rsid="00275564" officeooo:paragraph-rsid="00275564"/>
    </style:style>
    <style:style style:name="P17" style:family="paragraph" style:parent-style-name="Standard" style:list-style-name="L1">
      <style:text-properties fo:language="en" fo:country="CA" officeooo:rsid="0031dbc0" officeooo:paragraph-rsid="0031dbc0"/>
    </style:style>
    <style:style style:name="P18" style:family="paragraph" style:parent-style-name="Standard" style:list-style-name="L1">
      <style:text-properties fo:language="en" fo:country="CA" officeooo:rsid="00336f4c" officeooo:paragraph-rsid="00336f4c"/>
    </style:style>
    <style:style style:name="P19" style:family="paragraph" style:parent-style-name="Standard" style:list-style-name="L1">
      <style:text-properties fo:language="en" fo:country="CA" officeooo:rsid="0033eafb" officeooo:paragraph-rsid="0033eafb"/>
    </style:style>
    <style:style style:name="P20" style:family="paragraph" style:parent-style-name="Standard" style:list-style-name="L1">
      <style:text-properties fo:language="en" fo:country="CA" officeooo:rsid="001e3cec" officeooo:paragraph-rsid="001e3cec"/>
    </style:style>
    <style:style style:name="P21" style:family="paragraph" style:parent-style-name="Standard" style:list-style-name="L1">
      <style:text-properties fo:language="en" fo:country="CA" officeooo:rsid="001e3cec" officeooo:paragraph-rsid="001ffeb1"/>
    </style:style>
    <style:style style:name="P22" style:family="paragraph" style:parent-style-name="Standard" style:list-style-name="L1">
      <style:text-properties fo:language="en" fo:country="CA" officeooo:rsid="001ffeb1" officeooo:paragraph-rsid="00214d3b"/>
    </style:style>
    <style:style style:name="P23" style:family="paragraph" style:parent-style-name="Standard" style:list-style-name="L1">
      <style:text-properties fo:language="en" fo:country="CA" officeooo:rsid="00214d3b" officeooo:paragraph-rsid="00214d3b"/>
    </style:style>
    <style:style style:name="P24" style:family="paragraph" style:parent-style-name="Standard" style:list-style-name="L1">
      <style:text-properties fo:language="en" fo:country="CA" officeooo:rsid="00216ce7" officeooo:paragraph-rsid="00216ce7"/>
    </style:style>
    <style:style style:name="P25" style:family="paragraph" style:parent-style-name="Standard" style:list-style-name="L1">
      <style:text-properties fo:language="en" fo:country="CA" officeooo:rsid="0038e519" officeooo:paragraph-rsid="0038e519"/>
    </style:style>
    <style:style style:name="P26" style:family="paragraph" style:parent-style-name="Standard" style:list-style-name="L1">
      <style:text-properties fo:language="en" fo:country="CA" officeooo:rsid="00393b5c" officeooo:paragraph-rsid="00393b5c"/>
    </style:style>
    <style:style style:name="P27" style:family="paragraph" style:parent-style-name="Standard" style:list-style-name="L1">
      <style:text-properties fo:language="en" fo:country="CA" officeooo:rsid="002c63f0" officeooo:paragraph-rsid="002c63f0"/>
    </style:style>
    <style:style style:name="P28" style:family="paragraph" style:parent-style-name="Standard" style:list-style-name="L1">
      <style:text-properties fo:language="en" fo:country="CA" officeooo:rsid="0034d067" officeooo:paragraph-rsid="0034d067"/>
    </style:style>
    <style:style style:name="P29" style:family="paragraph" style:parent-style-name="Standard" style:list-style-name="L1">
      <style:text-properties fo:language="en" fo:country="CA" officeooo:rsid="002dbe15" officeooo:paragraph-rsid="002dbe15"/>
    </style:style>
    <style:style style:name="P30" style:family="paragraph" style:parent-style-name="Standard" style:list-style-name="L1">
      <style:text-properties fo:language="en" fo:country="CA" officeooo:rsid="0021575f" officeooo:paragraph-rsid="0021575f"/>
    </style:style>
    <style:style style:name="P31" style:family="paragraph" style:parent-style-name="Standard" style:list-style-name="L1">
      <style:text-properties fo:language="en" fo:country="CA" officeooo:rsid="0021575f" officeooo:paragraph-rsid="0021b3c3"/>
    </style:style>
    <style:style style:name="P32" style:family="paragraph" style:parent-style-name="Standard" style:list-style-name="L1">
      <style:text-properties fo:language="en" fo:country="CA" officeooo:rsid="0021b3c3" officeooo:paragraph-rsid="0021b3c3"/>
    </style:style>
    <style:style style:name="P33" style:family="paragraph" style:parent-style-name="Standard" style:list-style-name="L1">
      <style:text-properties fo:language="en" fo:country="CA" officeooo:rsid="002b857a" officeooo:paragraph-rsid="002b857a"/>
    </style:style>
    <style:style style:name="P34" style:family="paragraph" style:parent-style-name="Standard" style:list-style-name="L1">
      <style:text-properties fo:language="en" fo:country="CA" officeooo:rsid="002f12b8" officeooo:paragraph-rsid="002f12b8"/>
    </style:style>
    <style:style style:name="P35" style:family="paragraph" style:parent-style-name="Standard" style:list-style-name="L1">
      <style:text-properties fo:language="en" fo:country="CA" officeooo:rsid="00267f47" officeooo:paragraph-rsid="00267f47"/>
    </style:style>
    <style:style style:name="P36" style:family="paragraph" style:parent-style-name="Standard" style:list-style-name="L1">
      <style:text-properties fo:language="en" fo:country="CA" officeooo:rsid="00305fd7" officeooo:paragraph-rsid="00305fd7"/>
    </style:style>
    <style:style style:name="P37" style:family="paragraph" style:parent-style-name="Standard" style:list-style-name="L1">
      <style:text-properties fo:language="en" fo:country="CA" officeooo:rsid="003ae028" officeooo:paragraph-rsid="003ae028"/>
    </style:style>
    <style:style style:name="P38" style:family="paragraph" style:parent-style-name="Standard" style:list-style-name="L1">
      <style:text-properties fo:language="en" fo:country="CA" officeooo:rsid="003b6e95" officeooo:paragraph-rsid="003b6e95"/>
    </style:style>
    <style:style style:name="P39" style:family="paragraph" style:parent-style-name="Standard" style:list-style-name="L1">
      <style:text-properties fo:language="en" fo:country="CA" officeooo:rsid="003dacd0" officeooo:paragraph-rsid="003dacd0"/>
    </style:style>
    <style:style style:name="P40" style:family="paragraph" style:parent-style-name="Standard" style:list-style-name="L1">
      <style:text-properties officeooo:rsid="0019f903" officeooo:paragraph-rsid="0019f903"/>
    </style:style>
    <style:style style:name="P41" style:family="paragraph" style:parent-style-name="Standard" style:list-style-name="L1">
      <style:text-properties officeooo:rsid="003d083b" officeooo:paragraph-rsid="003d083b"/>
    </style:style>
    <style:style style:name="T1" style:family="text">
      <style:text-properties officeooo:rsid="0021b3c3"/>
    </style:style>
    <style:style style:name="T2" style:family="text">
      <style:text-properties officeooo:rsid="00238f91"/>
    </style:style>
    <style:style style:name="T3" style:family="text">
      <style:text-properties officeooo:rsid="00256fd9"/>
    </style:style>
    <style:style style:name="T4" style:family="text">
      <style:text-properties officeooo:rsid="002924ac"/>
    </style:style>
    <style:style style:name="T5" style:family="text">
      <style:text-properties officeooo:rsid="00336f4c"/>
    </style:style>
    <style:style style:name="T6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34546947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Software Architecture</text:p>
          <text:list>
            <text:list-item>
              <text:p text:style-name="P41">Separate updating control signals from tick() to improve efficiency</text:p>
            </text:list-item>
          </text:list>
        </text:list-item>
        <text:list-item>
          <text:p text:style-name="P5">Verification</text:p>
          <text:list>
            <text:list-item>
              <text:p text:style-name="P5">String DWG</text:p>
              <text:list>
                <text:list-item>
                  <text:p text:style-name="P7">Tuning</text:p>
                  <text:list>
                    <text:list-item>
                      <text:p text:style-name="P6">ACF </text:p>
                    </text:list-item>
                    <text:list-item>
                      <text:p text:style-name="P6">Parabolic Interp</text:p>
                      <text:list>
                        <text:list-item>
                          <text:list>
                            <text:list-item>
                              <text:p text:style-name="P5">Spectral leakage considerations for lower frequencies not generating harmonics which are far enough apart</text:p>
                            </text:list-item>
                            <text:list-item>
                              <text:p text:style-name="P8">Limit search range due to noise stimuli not guaranteeing the strongest resonance is the fundamental</text:p>
                            </text:list-item>
                          </text:list>
                        </text:list-item>
                        <text:list-item>
                          <text:p text:style-name="P5">Selection of parameters to perform the parabolic interpolation</text:p>
                        </text:list-item>
                        <text:list-item>
                          <text:p text:style-name="P40">Errors from parabolic interpolation</text:p>
                          <text:list>
                            <text:list-item>
                              <text:p text:style-name="P9">LoopFilter provided doesn’t decay in that fashion</text:p>
                            </text:list-item>
                            <text:list-item>
                              <text:p text:style-name="P10">Issues with range from physical limitations of the string mode<text:span text:style-name="T4">l</text:span>ling</text:p>
                            </text:list-item>
                            <text:list-item>
                              <text:p text:style-name="P13">Harmonic linking lost due to non-constant phase delay explaining why sometimes fundamental isn’t strongest resonance?</text:p>
                              <text:list>
                                <text:list-item>
                                  <text:p text:style-name="P14">LoopFilter’s non-constant phase delay creates issues verifying this here</text:p>
                                </text:list-item>
                                <text:list-item>
                                  <text:p text:style-name="P15">Even after setting fundamental to an analysis frequency and giving interp filter a constant phase delay, it still persists</text:p>
                                </text:list-item>
                                <text:list-item>
                                  <text:p text:style-name="P15">LoopFilter phase delay and random aspect of noise seem to be likely culprits to explain is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Spectrum</text:p>
                  <text:list>
                    <text:list-item>
                      <text:p text:style-name="P16">Removing DC compone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Irregularities of Loop Filter</text:p>
          <text:list>
            <text:list-item>
              <text:p text:style-name="P17">E string having reversed trends compared to other strings</text:p>
            </text:list-item>
            <text:list-item>
              <text:p text:style-name="P17">Do these match what physics would predict?</text:p>
            </text:list-item>
            <text:list-item>
              <text:p text:style-name="P17">What other aspects would they have included/captured <text:span text:style-name="T5">in the recording</text:span>?</text:p>
            </text:list-item>
            <text:list-item>
              <text:p text:style-name="P18">Physical correctness</text:p>
              <text:list>
                <text:list-item>
                  <text:p text:style-name="P19">Does decay of harmonics in general match the filters?</text:p>
                </text:list-item>
                <text:list-item>
                  <text:p text:style-name="P19"/>
                </text:list-item>
              </text:list>
            </text:list-item>
            <text:list-item>
              <text:p text:style-name="P18">Determine what max fret number ensures stability</text:p>
            </text:list-item>
          </text:list>
        </text:list-item>
        <text:list-item>
          <text:p text:style-name="P20">Controllability</text:p>
          <text:list>
            <text:list-item>
              <text:p text:style-name="P21"><text:soft-page-break/>Matching string decay with slide velocity?</text:p>
            </text:list-item>
            <text:list-item>
              <text:p text:style-name="P22">Linearly changing pitch means non-linear f_c[n]</text:p>
            </text:list-item>
            <text:list-item>
              <text:p text:style-name="P23">Relationship of fret location to amount of windings encountered for a particular change in pitch</text:p>
            </text:list-item>
            <text:list-item>
              <text:p text:style-name="P24">Smooth L[n] control signals to avoid discontinuities</text:p>
              <text:list>
                <text:list-item>
                  <text:p text:style-name="P25">Slide velocity is based on 1<text:span text:style-name="T6">st</text:span> order derivative and controls CSG volume, want this to be natural sounding</text:p>
                </text:list-item>
                <text:list-item>
                  <text:p text:style-name="P26">Linear interpolation on L[n] creates staircase function in 1<text:span text:style-name="T6">st</text:span> order derivative</text:p>
                </text:list-item>
                <text:list-item>
                  <text:p text:style-name="P38">Placement of smoothing filter as compared to original paper</text:p>
                </text:list-item>
                <text:list-item>
                  <text:p text:style-name="P39">Assumptions regarding initialization</text:p>
                </text:list-item>
              </text:list>
            </text:list-item>
          </text:list>
        </text:list-item>
        <text:list-item>
          <text:p text:style-name="P27">Tuning Parameters</text:p>
          <text:list>
            <text:list-item>
              <text:p text:style-name="P28">Using mean of phasedelay</text:p>
              <text:list>
                <text:list-item>
                  <text:p text:style-name="P28">Advantages vs. Disadvantages</text:p>
                </text:list-item>
                <text:list-item>
                  <text:p text:style-name="P28">No change or a constant value</text:p>
                </text:list-item>
              </text:list>
            </text:list-item>
          </text:list>
        </text:list-item>
        <text:list-item>
          <text:p text:style-name="P29">Comparison to Finger Noise Recordings</text:p>
          <text:list>
            <text:list-item>
              <text:p text:style-name="P29">How is the slide different?</text:p>
            </text:list-item>
          </text:list>
        </text:list-item>
        <text:list-item>
          <text:p text:style-name="P30">Creative sound potentials</text:p>
          <text:list>
            <text:list-item>
              <text:p text:style-name="P31">Subtract the generated sounds? That created an interesting effect</text:p>
            </text:list-item>
          </text:list>
        </text:list-item>
        <text:list-item>
          <text:p text:style-name="P32">Limitations</text:p>
          <text:list>
            <text:list-item>
              <text:p text:style-name="P32">Instability with loop filter as specified at certain L[n] values</text:p>
            </text:list-item>
            <text:list-item>
              <text:p text:style-name="P11"><text:span text:style-name="T1">Reduced spectrum when starting from higher slides</text:span><text:tab/></text:p>
            </text:list-item>
            <text:list-item>
              <text:p text:style-name="P12"><text:span text:style-name="T2">One sample movement at a time when changing the </text:span><text:span text:style-name="T3">delay line limits the rate of change of pitch</text:span></text:p>
            </text:list-item>
            <text:list-item>
              <text:p text:style-name="P33">Lack of tuning precision due to IIR loop filter and its non-constant phase delay</text:p>
            </text:list-item>
            <text:list-item>
              <text:p text:style-name="P34">Only two longitudinal modes are modeled</text:p>
            </text:list-item>
          </text:list>
        </text:list-item>
        <text:list-item>
          <text:p text:style-name="P35">Realistic sounds vs. Artifically generated test scenarios</text:p>
          <text:list>
            <text:list-item>
              <text:p text:style-name="P36">Analysis of basic and more aritifical sounds</text:p>
            </text:list-item>
            <text:list-item>
              <text:p text:style-name="P36">Design of a “test” / “tuning” lick</text:p>
              <text:list>
                <text:list-item>
                  <text:p text:style-name="P36">Same lick could be applied to all the strings to make it easier to compare and test computationally</text:p>
                </text:list-item>
              </text:list>
            </text:list-item>
          </text:list>
        </text:list-item>
        <text:list-item>
          <text:p text:style-name="P37">Computational Run-time Benchmark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2-07T11:12:29.596000000</dc:date>
    <meta:editing-duration>P3DT18H10M43S</meta:editing-duration>
    <meta:editing-cycles>31</meta:editing-cycles>
    <meta:document-statistic meta:table-count="0" meta:image-count="0" meta:object-count="0" meta:page-count="2" meta:paragraph-count="71" meta:word-count="513" meta:character-count="3153" meta:non-whitespace-character-count="2779"/>
  </office:meta>
</office:document-meta>
</file>